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in Würfel" table:style-name="ta1" table:print-ranges="'Ein Würfel'.A1:'Ein Würfel'.R30">
        <table:shapes>
          <draw:frame draw:z-index="0" draw:style-name="gr1" draw:text-style-name="P1" svg:width="24.6cm" svg:height="13.334cm" svg:x="10.622cm" svg:y="0.106cm">
            <draw:object draw:notify-on-update-of-ranges="'Ein Würfel'.B1:'Ein Würfel'.B1 'Ein Würfel'.B2:'Ein Würfel'.B30 'Ein Würfel'.C1:'Ein Würfel'.C1 'Ein Würfel'.C2:'Ein Würfel'.C30 'Ein Würfel'.D1:'Ein Würfel'.D1 'Ein Würfel'.D2:'Ein Würfel'.D30 'Ein Würfel'.E1:'Ein Würfel'.E1 'Ein Würfel'.E2:'Ein Würfel'.E30 'Ein Würfel'.F1:'Ein Würfel'.F1 'Ein Würfel'.F2:'Ein Würfel'.F30 'Ein Würfel'.G1:'Ein Würfel'.G1 'Ein Würfel'.G2:'Ein Würfel'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178cm" svg:height="1.514cm" svg:x="26.9cm" svg:y="0.212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ce3"/>
        <table:table-row table:style-name="ro1">
          <table:table-cell table:style-name="Default"/>
          <table:table-cell table:style-name="ce2" office:value-type="float" office:value="4" calcext:value-type="float">
            <text:p>n = w4</text:p>
          </table:table-cell>
          <table:table-cell table:style-name="ce2" office:value-type="float" office:value="6" calcext:value-type="float">
            <text:p>n = w6</text:p>
          </table:table-cell>
          <table:table-cell table:style-name="ce2" office:value-type="float" office:value="8" calcext:value-type="float">
            <text:p>n = w8</text:p>
          </table:table-cell>
          <table:table-cell table:style-name="ce2" office:value-type="float" office:value="10" calcext:value-type="float">
            <text:p>n = w10</text:p>
          </table:table-cell>
          <table:table-cell table:style-name="ce2" office:value-type="float" office:value="12" calcext:value-type="float">
            <text:p>n = w12</text:p>
          </table:table-cell>
          <table:table-cell table:style-name="ce2" office:value-type="float" office:value="20" calcext:value-type="float">
            <text:p>n = w20</text:p>
          </table:table-cell>
        </table:table-row>
        <table:table-row table:style-name="ro1">
          <table:table-cell office:value-type="float" office:value="1" calcext:value-type="float">
            <text:p>x = <text:s/>1</text:p>
          </table:table-cell>
          <table:table-cell table:formula="of:=([.B$1]-MOD([.$A2]-1;[.B$1]))/POWER([.B$1];CEILING([.$A2]/[.B$1];1))" office:value-type="percentage" office:value="1" calcext:value-type="percentage">
            <text:p>100,00%</text:p>
          </table:table-cell>
          <table:table-cell table:formula="of:=([.C$1]-MOD([.$A2]-1;[.C$1]))/POWER([.C$1];CEILING([.$A2]/[.C$1];1))" office:value-type="percentage" office:value="1" calcext:value-type="percentage">
            <text:p>100,00%</text:p>
          </table:table-cell>
          <table:table-cell table:formula="of:=([.D$1]-MOD([.$A2]-1;[.D$1]))/POWER([.D$1];CEILING([.$A2]/[.D$1];1))" office:value-type="percentage" office:value="1" calcext:value-type="percentage">
            <text:p>100,00%</text:p>
          </table:table-cell>
          <table:table-cell table:formula="of:=([.E$1]-MOD([.$A2]-1;[.E$1]))/POWER([.E$1];CEILING([.$A2]/[.E$1];1))" office:value-type="percentage" office:value="1" calcext:value-type="percentage">
            <text:p>100,00%</text:p>
          </table:table-cell>
          <table:table-cell table:formula="of:=([.F$1]-MOD([.$A2]-1;[.F$1]))/POWER([.F$1];CEILING([.$A2]/[.F$1];1))" office:value-type="percentage" office:value="1" calcext:value-type="percentage">
            <text:p>100,00%</text:p>
          </table:table-cell>
          <table:table-cell table:formula="of:=([.G$1]-MOD([.$A2]-1;[.G$1]))/POWER([.G$1];CEILING([.$A2]/[.G$1];1))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2" calcext:value-type="float">
            <text:p>x = <text:s/>2</text:p>
          </table:table-cell>
          <table:table-cell table:formula="of:=([.B$1]-MOD([.$A3]-1;[.B$1]))/POWER([.B$1];CEILING([.$A3]/[.B$1];1))" office:value-type="percentage" office:value="0.75" calcext:value-type="percentage">
            <text:p>75,00%</text:p>
          </table:table-cell>
          <table:table-cell table:formula="of:=([.C$1]-MOD([.$A3]-1;[.C$1]))/POWER([.C$1];CEILING([.$A3]/[.C$1];1))" office:value-type="percentage" office:value="0.833333333333333" calcext:value-type="percentage">
            <text:p>83,33%</text:p>
          </table:table-cell>
          <table:table-cell table:formula="of:=([.D$1]-MOD([.$A3]-1;[.D$1]))/POWER([.D$1];CEILING([.$A3]/[.D$1];1))" office:value-type="percentage" office:value="0.875" calcext:value-type="percentage">
            <text:p>87,50%</text:p>
          </table:table-cell>
          <table:table-cell table:formula="of:=([.E$1]-MOD([.$A3]-1;[.E$1]))/POWER([.E$1];CEILING([.$A3]/[.E$1];1))" office:value-type="percentage" office:value="0.9" calcext:value-type="percentage">
            <text:p>90,00%</text:p>
          </table:table-cell>
          <table:table-cell table:formula="of:=([.F$1]-MOD([.$A3]-1;[.F$1]))/POWER([.F$1];CEILING([.$A3]/[.F$1];1))" office:value-type="percentage" office:value="0.916666666666667" calcext:value-type="percentage">
            <text:p>91,67%</text:p>
          </table:table-cell>
          <table:table-cell table:formula="of:=([.G$1]-MOD([.$A3]-1;[.G$1]))/POWER([.G$1];CEILING([.$A3]/[.G$1];1))" office:value-type="percentage" office:value="0.95" calcext:value-type="percentage">
            <text:p>95,00%</text:p>
          </table:table-cell>
        </table:table-row>
        <table:table-row table:style-name="ro1">
          <table:table-cell office:value-type="float" office:value="3" calcext:value-type="float">
            <text:p>x = <text:s/>3</text:p>
          </table:table-cell>
          <table:table-cell table:formula="of:=([.B$1]-MOD([.$A4]-1;[.B$1]))/POWER([.B$1];CEILING([.$A4]/[.B$1];1))" office:value-type="percentage" office:value="0.5" calcext:value-type="percentage">
            <text:p>50,00%</text:p>
          </table:table-cell>
          <table:table-cell table:formula="of:=([.C$1]-MOD([.$A4]-1;[.C$1]))/POWER([.C$1];CEILING([.$A4]/[.C$1];1))" office:value-type="percentage" office:value="0.666666666666667" calcext:value-type="percentage">
            <text:p>66,67%</text:p>
          </table:table-cell>
          <table:table-cell table:formula="of:=([.D$1]-MOD([.$A4]-1;[.D$1]))/POWER([.D$1];CEILING([.$A4]/[.D$1];1))" office:value-type="percentage" office:value="0.75" calcext:value-type="percentage">
            <text:p>75,00%</text:p>
          </table:table-cell>
          <table:table-cell table:formula="of:=([.E$1]-MOD([.$A4]-1;[.E$1]))/POWER([.E$1];CEILING([.$A4]/[.E$1];1))" office:value-type="percentage" office:value="0.8" calcext:value-type="percentage">
            <text:p>80,00%</text:p>
          </table:table-cell>
          <table:table-cell table:formula="of:=([.F$1]-MOD([.$A4]-1;[.F$1]))/POWER([.F$1];CEILING([.$A4]/[.F$1];1))" office:value-type="percentage" office:value="0.833333333333333" calcext:value-type="percentage">
            <text:p>83,33%</text:p>
          </table:table-cell>
          <table:table-cell table:formula="of:=([.G$1]-MOD([.$A4]-1;[.G$1]))/POWER([.G$1];CEILING([.$A4]/[.G$1];1))" office:value-type="percentage" office:value="0.9" calcext:value-type="percentage">
            <text:p>90,00%</text:p>
          </table:table-cell>
        </table:table-row>
        <table:table-row table:style-name="ro1">
          <table:table-cell office:value-type="float" office:value="4" calcext:value-type="float">
            <text:p>x = <text:s/>4</text:p>
          </table:table-cell>
          <table:table-cell table:formula="of:=([.B$1]-MOD([.$A5]-1;[.B$1]))/POWER([.B$1];CEILING([.$A5]/[.B$1];1))" office:value-type="percentage" office:value="0.25" calcext:value-type="percentage">
            <text:p>25,00%</text:p>
          </table:table-cell>
          <table:table-cell table:formula="of:=([.C$1]-MOD([.$A5]-1;[.C$1]))/POWER([.C$1];CEILING([.$A5]/[.C$1];1))" office:value-type="percentage" office:value="0.5" calcext:value-type="percentage">
            <text:p>50,00%</text:p>
          </table:table-cell>
          <table:table-cell table:formula="of:=([.D$1]-MOD([.$A5]-1;[.D$1]))/POWER([.D$1];CEILING([.$A5]/[.D$1];1))" office:value-type="percentage" office:value="0.625" calcext:value-type="percentage">
            <text:p>62,50%</text:p>
          </table:table-cell>
          <table:table-cell table:formula="of:=([.E$1]-MOD([.$A5]-1;[.E$1]))/POWER([.E$1];CEILING([.$A5]/[.E$1];1))" office:value-type="percentage" office:value="0.7" calcext:value-type="percentage">
            <text:p>70,00%</text:p>
          </table:table-cell>
          <table:table-cell table:formula="of:=([.F$1]-MOD([.$A5]-1;[.F$1]))/POWER([.F$1];CEILING([.$A5]/[.F$1];1))" office:value-type="percentage" office:value="0.75" calcext:value-type="percentage">
            <text:p>75,00%</text:p>
          </table:table-cell>
          <table:table-cell table:formula="of:=([.G$1]-MOD([.$A5]-1;[.G$1]))/POWER([.G$1];CEILING([.$A5]/[.G$1];1))" office:value-type="percentage" office:value="0.85" calcext:value-type="percentage">
            <text:p>85,00%</text:p>
          </table:table-cell>
        </table:table-row>
        <table:table-row table:style-name="ro1">
          <table:table-cell office:value-type="float" office:value="5" calcext:value-type="float">
            <text:p>x = <text:s/>5</text:p>
          </table:table-cell>
          <table:table-cell table:formula="of:=([.B$1]-MOD([.$A6]-1;[.B$1]))/POWER([.B$1];CEILING([.$A6]/[.B$1];1))" office:value-type="percentage" office:value="0.25" calcext:value-type="percentage">
            <text:p>25,00%</text:p>
          </table:table-cell>
          <table:table-cell table:formula="of:=([.C$1]-MOD([.$A6]-1;[.C$1]))/POWER([.C$1];CEILING([.$A6]/[.C$1];1))" office:value-type="percentage" office:value="0.333333333333333" calcext:value-type="percentage">
            <text:p>33,33%</text:p>
          </table:table-cell>
          <table:table-cell table:formula="of:=([.D$1]-MOD([.$A6]-1;[.D$1]))/POWER([.D$1];CEILING([.$A6]/[.D$1];1))" office:value-type="percentage" office:value="0.5" calcext:value-type="percentage">
            <text:p>50,00%</text:p>
          </table:table-cell>
          <table:table-cell table:formula="of:=([.E$1]-MOD([.$A6]-1;[.E$1]))/POWER([.E$1];CEILING([.$A6]/[.E$1];1))" office:value-type="percentage" office:value="0.6" calcext:value-type="percentage">
            <text:p>60,00%</text:p>
          </table:table-cell>
          <table:table-cell table:formula="of:=([.F$1]-MOD([.$A6]-1;[.F$1]))/POWER([.F$1];CEILING([.$A6]/[.F$1];1))" office:value-type="percentage" office:value="0.666666666666667" calcext:value-type="percentage">
            <text:p>66,67%</text:p>
          </table:table-cell>
          <table:table-cell table:formula="of:=([.G$1]-MOD([.$A6]-1;[.G$1]))/POWER([.G$1];CEILING([.$A6]/[.G$1];1))" office:value-type="percentage" office:value="0.8" calcext:value-type="percentage">
            <text:p>80,00%</text:p>
          </table:table-cell>
        </table:table-row>
        <table:table-row table:style-name="ro1">
          <table:table-cell office:value-type="float" office:value="6" calcext:value-type="float">
            <text:p>x = <text:s/>6</text:p>
          </table:table-cell>
          <table:table-cell table:formula="of:=([.B$1]-MOD([.$A7]-1;[.B$1]))/POWER([.B$1];CEILING([.$A7]/[.B$1];1))" office:value-type="percentage" office:value="0.1875" calcext:value-type="percentage">
            <text:p>18,75%</text:p>
          </table:table-cell>
          <table:table-cell table:formula="of:=([.C$1]-MOD([.$A7]-1;[.C$1]))/POWER([.C$1];CEILING([.$A7]/[.C$1];1))" office:value-type="percentage" office:value="0.166666666666667" calcext:value-type="percentage">
            <text:p>16,67%</text:p>
          </table:table-cell>
          <table:table-cell table:formula="of:=([.D$1]-MOD([.$A7]-1;[.D$1]))/POWER([.D$1];CEILING([.$A7]/[.D$1];1))" office:value-type="percentage" office:value="0.375" calcext:value-type="percentage">
            <text:p>37,50%</text:p>
          </table:table-cell>
          <table:table-cell table:formula="of:=([.E$1]-MOD([.$A7]-1;[.E$1]))/POWER([.E$1];CEILING([.$A7]/[.E$1];1))" office:value-type="percentage" office:value="0.5" calcext:value-type="percentage">
            <text:p>50,00%</text:p>
          </table:table-cell>
          <table:table-cell table:formula="of:=([.F$1]-MOD([.$A7]-1;[.F$1]))/POWER([.F$1];CEILING([.$A7]/[.F$1];1))" office:value-type="percentage" office:value="0.583333333333333" calcext:value-type="percentage">
            <text:p>58,33%</text:p>
          </table:table-cell>
          <table:table-cell table:formula="of:=([.G$1]-MOD([.$A7]-1;[.G$1]))/POWER([.G$1];CEILING([.$A7]/[.G$1];1))" office:value-type="percentage" office:value="0.75" calcext:value-type="percentage">
            <text:p>75,00%</text:p>
          </table:table-cell>
        </table:table-row>
        <table:table-row table:style-name="ro1">
          <table:table-cell office:value-type="float" office:value="7" calcext:value-type="float">
            <text:p>x = <text:s/>7</text:p>
          </table:table-cell>
          <table:table-cell table:formula="of:=([.B$1]-MOD([.$A8]-1;[.B$1]))/POWER([.B$1];CEILING([.$A8]/[.B$1];1))" office:value-type="percentage" office:value="0.125" calcext:value-type="percentage">
            <text:p>12,50%</text:p>
          </table:table-cell>
          <table:table-cell table:formula="of:=([.C$1]-MOD([.$A8]-1;[.C$1]))/POWER([.C$1];CEILING([.$A8]/[.C$1];1))" office:value-type="percentage" office:value="0.166666666666667" calcext:value-type="percentage">
            <text:p>16,67%</text:p>
          </table:table-cell>
          <table:table-cell table:formula="of:=([.D$1]-MOD([.$A8]-1;[.D$1]))/POWER([.D$1];CEILING([.$A8]/[.D$1];1))" office:value-type="percentage" office:value="0.25" calcext:value-type="percentage">
            <text:p>25,00%</text:p>
          </table:table-cell>
          <table:table-cell table:formula="of:=([.E$1]-MOD([.$A8]-1;[.E$1]))/POWER([.E$1];CEILING([.$A8]/[.E$1];1))" office:value-type="percentage" office:value="0.4" calcext:value-type="percentage">
            <text:p>40,00%</text:p>
          </table:table-cell>
          <table:table-cell table:formula="of:=([.F$1]-MOD([.$A8]-1;[.F$1]))/POWER([.F$1];CEILING([.$A8]/[.F$1];1))" office:value-type="percentage" office:value="0.5" calcext:value-type="percentage">
            <text:p>50,00%</text:p>
          </table:table-cell>
          <table:table-cell table:formula="of:=([.G$1]-MOD([.$A8]-1;[.G$1]))/POWER([.G$1];CEILING([.$A8]/[.G$1];1))" office:value-type="percentage" office:value="0.7" calcext:value-type="percentage">
            <text:p>70,00%</text:p>
          </table:table-cell>
        </table:table-row>
        <table:table-row table:style-name="ro1">
          <table:table-cell office:value-type="float" office:value="8" calcext:value-type="float">
            <text:p>x = <text:s/>8</text:p>
          </table:table-cell>
          <table:table-cell table:formula="of:=([.B$1]-MOD([.$A9]-1;[.B$1]))/POWER([.B$1];CEILING([.$A9]/[.B$1];1))" office:value-type="percentage" office:value="0.0625" calcext:value-type="percentage">
            <text:p>6,25%</text:p>
          </table:table-cell>
          <table:table-cell table:formula="of:=([.C$1]-MOD([.$A9]-1;[.C$1]))/POWER([.C$1];CEILING([.$A9]/[.C$1];1))" office:value-type="percentage" office:value="0.138888888888889" calcext:value-type="percentage">
            <text:p>13,89%</text:p>
          </table:table-cell>
          <table:table-cell table:formula="of:=([.D$1]-MOD([.$A9]-1;[.D$1]))/POWER([.D$1];CEILING([.$A9]/[.D$1];1))" office:value-type="percentage" office:value="0.125" calcext:value-type="percentage">
            <text:p>12,50%</text:p>
          </table:table-cell>
          <table:table-cell table:formula="of:=([.E$1]-MOD([.$A9]-1;[.E$1]))/POWER([.E$1];CEILING([.$A9]/[.E$1];1))" office:value-type="percentage" office:value="0.3" calcext:value-type="percentage">
            <text:p>30,00%</text:p>
          </table:table-cell>
          <table:table-cell table:formula="of:=([.F$1]-MOD([.$A9]-1;[.F$1]))/POWER([.F$1];CEILING([.$A9]/[.F$1];1))" office:value-type="percentage" office:value="0.416666666666667" calcext:value-type="percentage">
            <text:p>41,67%</text:p>
          </table:table-cell>
          <table:table-cell table:formula="of:=([.G$1]-MOD([.$A9]-1;[.G$1]))/POWER([.G$1];CEILING([.$A9]/[.G$1];1))" office:value-type="percentage" office:value="0.65" calcext:value-type="percentage">
            <text:p>65,00%</text:p>
          </table:table-cell>
        </table:table-row>
        <table:table-row table:style-name="ro1">
          <table:table-cell office:value-type="float" office:value="9" calcext:value-type="float">
            <text:p>x = <text:s/>9</text:p>
          </table:table-cell>
          <table:table-cell table:formula="of:=([.B$1]-MOD([.$A10]-1;[.B$1]))/POWER([.B$1];CEILING([.$A10]/[.B$1];1))" office:value-type="percentage" office:value="0.0625" calcext:value-type="percentage">
            <text:p>6,25%</text:p>
          </table:table-cell>
          <table:table-cell table:formula="of:=([.C$1]-MOD([.$A10]-1;[.C$1]))/POWER([.C$1];CEILING([.$A10]/[.C$1];1))" office:value-type="percentage" office:value="0.111111111111111" calcext:value-type="percentage">
            <text:p>11,11%</text:p>
          </table:table-cell>
          <table:table-cell table:formula="of:=([.D$1]-MOD([.$A10]-1;[.D$1]))/POWER([.D$1];CEILING([.$A10]/[.D$1];1))" office:value-type="percentage" office:value="0.125" calcext:value-type="percentage">
            <text:p>12,50%</text:p>
          </table:table-cell>
          <table:table-cell table:formula="of:=([.E$1]-MOD([.$A10]-1;[.E$1]))/POWER([.E$1];CEILING([.$A10]/[.E$1];1))" office:value-type="percentage" office:value="0.2" calcext:value-type="percentage">
            <text:p>20,00%</text:p>
          </table:table-cell>
          <table:table-cell table:formula="of:=([.F$1]-MOD([.$A10]-1;[.F$1]))/POWER([.F$1];CEILING([.$A10]/[.F$1];1))" office:value-type="percentage" office:value="0.333333333333333" calcext:value-type="percentage">
            <text:p>33,33%</text:p>
          </table:table-cell>
          <table:table-cell table:formula="of:=([.G$1]-MOD([.$A10]-1;[.G$1]))/POWER([.G$1];CEILING([.$A10]/[.G$1];1))" office:value-type="percentage" office:value="0.6" calcext:value-type="percentage">
            <text:p>60,00%</text:p>
          </table:table-cell>
        </table:table-row>
        <table:table-row table:style-name="ro1">
          <table:table-cell office:value-type="float" office:value="10" calcext:value-type="float">
            <text:p>x = <text:s/>10</text:p>
          </table:table-cell>
          <table:table-cell table:formula="of:=([.B$1]-MOD([.$A11]-1;[.B$1]))/POWER([.B$1];CEILING([.$A11]/[.B$1];1))" office:value-type="percentage" office:value="0.046875" calcext:value-type="percentage">
            <text:p>4,69%</text:p>
          </table:table-cell>
          <table:table-cell table:formula="of:=([.C$1]-MOD([.$A11]-1;[.C$1]))/POWER([.C$1];CEILING([.$A11]/[.C$1];1))" office:value-type="percentage" office:value="0.0833333333333333" calcext:value-type="percentage">
            <text:p>8,33%</text:p>
          </table:table-cell>
          <table:table-cell table:formula="of:=([.D$1]-MOD([.$A11]-1;[.D$1]))/POWER([.D$1];CEILING([.$A11]/[.D$1];1))" office:value-type="percentage" office:value="0.109375" calcext:value-type="percentage">
            <text:p>10,94%</text:p>
          </table:table-cell>
          <table:table-cell table:formula="of:=([.E$1]-MOD([.$A11]-1;[.E$1]))/POWER([.E$1];CEILING([.$A11]/[.E$1];1))" office:value-type="percentage" office:value="0.1" calcext:value-type="percentage">
            <text:p>10,00%</text:p>
          </table:table-cell>
          <table:table-cell table:formula="of:=([.F$1]-MOD([.$A11]-1;[.F$1]))/POWER([.F$1];CEILING([.$A11]/[.F$1];1))" office:value-type="percentage" office:value="0.25" calcext:value-type="percentage">
            <text:p>25,00%</text:p>
          </table:table-cell>
          <table:table-cell table:formula="of:=([.G$1]-MOD([.$A11]-1;[.G$1]))/POWER([.G$1];CEILING([.$A11]/[.G$1];1))" office:value-type="percentage" office:value="0.55" calcext:value-type="percentage">
            <text:p>55,00%</text:p>
          </table:table-cell>
        </table:table-row>
        <table:table-row table:style-name="ro1">
          <table:table-cell office:value-type="float" office:value="11" calcext:value-type="float">
            <text:p>x = <text:s/>11</text:p>
          </table:table-cell>
          <table:table-cell table:formula="of:=([.B$1]-MOD([.$A12]-1;[.B$1]))/POWER([.B$1];CEILING([.$A12]/[.B$1];1))" office:value-type="percentage" office:value="0.03125" calcext:value-type="percentage">
            <text:p>3,13%</text:p>
          </table:table-cell>
          <table:table-cell table:formula="of:=([.C$1]-MOD([.$A12]-1;[.C$1]))/POWER([.C$1];CEILING([.$A12]/[.C$1];1))" office:value-type="percentage" office:value="0.0555555555555556" calcext:value-type="percentage">
            <text:p>5,56%</text:p>
          </table:table-cell>
          <table:table-cell table:formula="of:=([.D$1]-MOD([.$A12]-1;[.D$1]))/POWER([.D$1];CEILING([.$A12]/[.D$1];1))" office:value-type="percentage" office:value="0.09375" calcext:value-type="percentage">
            <text:p>9,38%</text:p>
          </table:table-cell>
          <table:table-cell table:formula="of:=([.E$1]-MOD([.$A12]-1;[.E$1]))/POWER([.E$1];CEILING([.$A12]/[.E$1];1))" office:value-type="percentage" office:value="0.1" calcext:value-type="percentage">
            <text:p>10,00%</text:p>
          </table:table-cell>
          <table:table-cell table:formula="of:=([.F$1]-MOD([.$A12]-1;[.F$1]))/POWER([.F$1];CEILING([.$A12]/[.F$1];1))" office:value-type="percentage" office:value="0.166666666666667" calcext:value-type="percentage">
            <text:p>16,67%</text:p>
          </table:table-cell>
          <table:table-cell table:formula="of:=([.G$1]-MOD([.$A12]-1;[.G$1]))/POWER([.G$1];CEILING([.$A12]/[.G$1];1))" office:value-type="percentage" office:value="0.5" calcext:value-type="percentage">
            <text:p>50,00%</text:p>
          </table:table-cell>
        </table:table-row>
        <table:table-row table:style-name="ro1">
          <table:table-cell office:value-type="float" office:value="12" calcext:value-type="float">
            <text:p>x = <text:s/>12</text:p>
          </table:table-cell>
          <table:table-cell table:formula="of:=([.B$1]-MOD([.$A13]-1;[.B$1]))/POWER([.B$1];CEILING([.$A13]/[.B$1];1))" office:value-type="percentage" office:value="0.015625" calcext:value-type="percentage">
            <text:p>1,56%</text:p>
          </table:table-cell>
          <table:table-cell table:formula="of:=([.C$1]-MOD([.$A13]-1;[.C$1]))/POWER([.C$1];CEILING([.$A13]/[.C$1];1))" office:value-type="percentage" office:value="0.0277777777777778" calcext:value-type="percentage">
            <text:p>2,78%</text:p>
          </table:table-cell>
          <table:table-cell table:formula="of:=([.D$1]-MOD([.$A13]-1;[.D$1]))/POWER([.D$1];CEILING([.$A13]/[.D$1];1))" office:value-type="percentage" office:value="0.078125" calcext:value-type="percentage">
            <text:p>7,81%</text:p>
          </table:table-cell>
          <table:table-cell table:formula="of:=([.E$1]-MOD([.$A13]-1;[.E$1]))/POWER([.E$1];CEILING([.$A13]/[.E$1];1))" office:value-type="percentage" office:value="0.09" calcext:value-type="percentage">
            <text:p>9,00%</text:p>
          </table:table-cell>
          <table:table-cell table:formula="of:=([.F$1]-MOD([.$A13]-1;[.F$1]))/POWER([.F$1];CEILING([.$A13]/[.F$1];1))" office:value-type="percentage" office:value="0.0833333333333333" calcext:value-type="percentage">
            <text:p>8,33%</text:p>
          </table:table-cell>
          <table:table-cell table:formula="of:=([.G$1]-MOD([.$A13]-1;[.G$1]))/POWER([.G$1];CEILING([.$A13]/[.G$1];1))" office:value-type="percentage" office:value="0.45" calcext:value-type="percentage">
            <text:p>45,00%</text:p>
          </table:table-cell>
        </table:table-row>
        <table:table-row table:style-name="ro1">
          <table:table-cell office:value-type="float" office:value="13" calcext:value-type="float">
            <text:p>x = <text:s/>13</text:p>
          </table:table-cell>
          <table:table-cell table:formula="of:=([.B$1]-MOD([.$A14]-1;[.B$1]))/POWER([.B$1];CEILING([.$A14]/[.B$1];1))" office:value-type="percentage" office:value="0.015625" calcext:value-type="percentage">
            <text:p>1,56%</text:p>
          </table:table-cell>
          <table:table-cell table:formula="of:=([.C$1]-MOD([.$A14]-1;[.C$1]))/POWER([.C$1];CEILING([.$A14]/[.C$1];1))" office:value-type="percentage" office:value="0.0277777777777778" calcext:value-type="percentage">
            <text:p>2,78%</text:p>
          </table:table-cell>
          <table:table-cell table:formula="of:=([.D$1]-MOD([.$A14]-1;[.D$1]))/POWER([.D$1];CEILING([.$A14]/[.D$1];1))" office:value-type="percentage" office:value="0.0625" calcext:value-type="percentage">
            <text:p>6,25%</text:p>
          </table:table-cell>
          <table:table-cell table:formula="of:=([.E$1]-MOD([.$A14]-1;[.E$1]))/POWER([.E$1];CEILING([.$A14]/[.E$1];1))" office:value-type="percentage" office:value="0.08" calcext:value-type="percentage">
            <text:p>8,00%</text:p>
          </table:table-cell>
          <table:table-cell table:formula="of:=([.F$1]-MOD([.$A14]-1;[.F$1]))/POWER([.F$1];CEILING([.$A14]/[.F$1];1))" office:value-type="percentage" office:value="0.0833333333333333" calcext:value-type="percentage">
            <text:p>8,33%</text:p>
          </table:table-cell>
          <table:table-cell table:formula="of:=([.G$1]-MOD([.$A14]-1;[.G$1]))/POWER([.G$1];CEILING([.$A14]/[.G$1];1))" office:value-type="percentage" office:value="0.4" calcext:value-type="percentage">
            <text:p>40,00%</text:p>
          </table:table-cell>
        </table:table-row>
        <table:table-row table:style-name="ro1">
          <table:table-cell office:value-type="float" office:value="14" calcext:value-type="float">
            <text:p>x = <text:s/>14</text:p>
          </table:table-cell>
          <table:table-cell table:formula="of:=([.B$1]-MOD([.$A15]-1;[.B$1]))/POWER([.B$1];CEILING([.$A15]/[.B$1];1))" office:value-type="percentage" office:value="0.01171875" calcext:value-type="percentage">
            <text:p>1,17%</text:p>
          </table:table-cell>
          <table:table-cell table:formula="of:=([.C$1]-MOD([.$A15]-1;[.C$1]))/POWER([.C$1];CEILING([.$A15]/[.C$1];1))" office:value-type="percentage" office:value="0.0231481481481481" calcext:value-type="percentage">
            <text:p>2,31%</text:p>
          </table:table-cell>
          <table:table-cell table:formula="of:=([.D$1]-MOD([.$A15]-1;[.D$1]))/POWER([.D$1];CEILING([.$A15]/[.D$1];1))" office:value-type="percentage" office:value="0.046875" calcext:value-type="percentage">
            <text:p>4,69%</text:p>
          </table:table-cell>
          <table:table-cell table:formula="of:=([.E$1]-MOD([.$A15]-1;[.E$1]))/POWER([.E$1];CEILING([.$A15]/[.E$1];1))" office:value-type="percentage" office:value="0.07" calcext:value-type="percentage">
            <text:p>7,00%</text:p>
          </table:table-cell>
          <table:table-cell table:formula="of:=([.F$1]-MOD([.$A15]-1;[.F$1]))/POWER([.F$1];CEILING([.$A15]/[.F$1];1))" office:value-type="percentage" office:value="0.0763888888888889" calcext:value-type="percentage">
            <text:p>7,64%</text:p>
          </table:table-cell>
          <table:table-cell table:formula="of:=([.G$1]-MOD([.$A15]-1;[.G$1]))/POWER([.G$1];CEILING([.$A15]/[.G$1];1))" office:value-type="percentage" office:value="0.35" calcext:value-type="percentage">
            <text:p>35,00%</text:p>
          </table:table-cell>
        </table:table-row>
        <table:table-row table:style-name="ro1">
          <table:table-cell office:value-type="float" office:value="15" calcext:value-type="float">
            <text:p>x = <text:s/>15</text:p>
          </table:table-cell>
          <table:table-cell table:formula="of:=([.B$1]-MOD([.$A16]-1;[.B$1]))/POWER([.B$1];CEILING([.$A16]/[.B$1];1))" office:value-type="percentage" office:value="0.0078125" calcext:value-type="percentage">
            <text:p>0,78%</text:p>
          </table:table-cell>
          <table:table-cell table:formula="of:=([.C$1]-MOD([.$A16]-1;[.C$1]))/POWER([.C$1];CEILING([.$A16]/[.C$1];1))" office:value-type="percentage" office:value="0.0185185185185185" calcext:value-type="percentage">
            <text:p>1,85%</text:p>
          </table:table-cell>
          <table:table-cell table:formula="of:=([.D$1]-MOD([.$A16]-1;[.D$1]))/POWER([.D$1];CEILING([.$A16]/[.D$1];1))" office:value-type="percentage" office:value="0.03125" calcext:value-type="percentage">
            <text:p>3,13%</text:p>
          </table:table-cell>
          <table:table-cell table:formula="of:=([.E$1]-MOD([.$A16]-1;[.E$1]))/POWER([.E$1];CEILING([.$A16]/[.E$1];1))" office:value-type="percentage" office:value="0.06" calcext:value-type="percentage">
            <text:p>6,00%</text:p>
          </table:table-cell>
          <table:table-cell table:formula="of:=([.F$1]-MOD([.$A16]-1;[.F$1]))/POWER([.F$1];CEILING([.$A16]/[.F$1];1))" office:value-type="percentage" office:value="0.0694444444444444" calcext:value-type="percentage">
            <text:p>6,94%</text:p>
          </table:table-cell>
          <table:table-cell table:formula="of:=([.G$1]-MOD([.$A16]-1;[.G$1]))/POWER([.G$1];CEILING([.$A16]/[.G$1];1))" office:value-type="percentage" office:value="0.3" calcext:value-type="percentage">
            <text:p>30,00%</text:p>
          </table:table-cell>
        </table:table-row>
        <table:table-row table:style-name="ro1">
          <table:table-cell office:value-type="float" office:value="16" calcext:value-type="float">
            <text:p>x = <text:s/>16</text:p>
          </table:table-cell>
          <table:table-cell table:formula="of:=([.B$1]-MOD([.$A17]-1;[.B$1]))/POWER([.B$1];CEILING([.$A17]/[.B$1];1))" office:value-type="percentage" office:value="0.00390625" calcext:value-type="percentage">
            <text:p>0,39%</text:p>
          </table:table-cell>
          <table:table-cell table:formula="of:=([.C$1]-MOD([.$A17]-1;[.C$1]))/POWER([.C$1];CEILING([.$A17]/[.C$1];1))" office:value-type="percentage" office:value="0.0138888888888889" calcext:value-type="percentage">
            <text:p>1,39%</text:p>
          </table:table-cell>
          <table:table-cell table:formula="of:=([.D$1]-MOD([.$A17]-1;[.D$1]))/POWER([.D$1];CEILING([.$A17]/[.D$1];1))" office:value-type="percentage" office:value="0.015625" calcext:value-type="percentage">
            <text:p>1,56%</text:p>
          </table:table-cell>
          <table:table-cell table:formula="of:=([.E$1]-MOD([.$A17]-1;[.E$1]))/POWER([.E$1];CEILING([.$A17]/[.E$1];1))" office:value-type="percentage" office:value="0.05" calcext:value-type="percentage">
            <text:p>5,00%</text:p>
          </table:table-cell>
          <table:table-cell table:formula="of:=([.F$1]-MOD([.$A17]-1;[.F$1]))/POWER([.F$1];CEILING([.$A17]/[.F$1];1))" office:value-type="percentage" office:value="0.0625" calcext:value-type="percentage">
            <text:p>6,25%</text:p>
          </table:table-cell>
          <table:table-cell table:formula="of:=([.G$1]-MOD([.$A17]-1;[.G$1]))/POWER([.G$1];CEILING([.$A17]/[.G$1];1))" office:value-type="percentage" office:value="0.25" calcext:value-type="percentage">
            <text:p>25,00%</text:p>
          </table:table-cell>
        </table:table-row>
        <table:table-row table:style-name="ro1">
          <table:table-cell office:value-type="float" office:value="17" calcext:value-type="float">
            <text:p>x = <text:s/>17</text:p>
          </table:table-cell>
          <table:table-cell table:formula="of:=([.B$1]-MOD([.$A18]-1;[.B$1]))/POWER([.B$1];CEILING([.$A18]/[.B$1];1))" office:value-type="percentage" office:value="0.00390625" calcext:value-type="percentage">
            <text:p>0,39%</text:p>
          </table:table-cell>
          <table:table-cell table:formula="of:=([.C$1]-MOD([.$A18]-1;[.C$1]))/POWER([.C$1];CEILING([.$A18]/[.C$1];1))" office:value-type="percentage" office:value="0.00925925925925926" calcext:value-type="percentage">
            <text:p>0,93%</text:p>
          </table:table-cell>
          <table:table-cell table:formula="of:=([.D$1]-MOD([.$A18]-1;[.D$1]))/POWER([.D$1];CEILING([.$A18]/[.D$1];1))" office:value-type="percentage" office:value="0.015625" calcext:value-type="percentage">
            <text:p>1,56%</text:p>
          </table:table-cell>
          <table:table-cell table:formula="of:=([.E$1]-MOD([.$A18]-1;[.E$1]))/POWER([.E$1];CEILING([.$A18]/[.E$1];1))" office:value-type="percentage" office:value="0.04" calcext:value-type="percentage">
            <text:p>4,00%</text:p>
          </table:table-cell>
          <table:table-cell table:formula="of:=([.F$1]-MOD([.$A18]-1;[.F$1]))/POWER([.F$1];CEILING([.$A18]/[.F$1];1))" office:value-type="percentage" office:value="0.0555555555555556" calcext:value-type="percentage">
            <text:p>5,56%</text:p>
          </table:table-cell>
          <table:table-cell table:formula="of:=([.G$1]-MOD([.$A18]-1;[.G$1]))/POWER([.G$1];CEILING([.$A18]/[.G$1];1))" office:value-type="percentage" office:value="0.2" calcext:value-type="percentage">
            <text:p>20,00%</text:p>
          </table:table-cell>
        </table:table-row>
        <table:table-row table:style-name="ro1">
          <table:table-cell office:value-type="float" office:value="18" calcext:value-type="float">
            <text:p>x = <text:s/>18</text:p>
          </table:table-cell>
          <table:table-cell table:formula="of:=([.B$1]-MOD([.$A19]-1;[.B$1]))/POWER([.B$1];CEILING([.$A19]/[.B$1];1))" office:value-type="percentage" office:value="0.0029296875" calcext:value-type="percentage">
            <text:p>0,29%</text:p>
          </table:table-cell>
          <table:table-cell table:formula="of:=([.C$1]-MOD([.$A19]-1;[.C$1]))/POWER([.C$1];CEILING([.$A19]/[.C$1];1))" office:value-type="percentage" office:value="0.00462962962962963" calcext:value-type="percentage">
            <text:p>0,46%</text:p>
          </table:table-cell>
          <table:table-cell table:formula="of:=([.D$1]-MOD([.$A19]-1;[.D$1]))/POWER([.D$1];CEILING([.$A19]/[.D$1];1))" office:value-type="percentage" office:value="0.013671875" calcext:value-type="percentage">
            <text:p>1,37%</text:p>
          </table:table-cell>
          <table:table-cell table:formula="of:=([.E$1]-MOD([.$A19]-1;[.E$1]))/POWER([.E$1];CEILING([.$A19]/[.E$1];1))" office:value-type="percentage" office:value="0.03" calcext:value-type="percentage">
            <text:p>3,00%</text:p>
          </table:table-cell>
          <table:table-cell table:formula="of:=([.F$1]-MOD([.$A19]-1;[.F$1]))/POWER([.F$1];CEILING([.$A19]/[.F$1];1))" office:value-type="percentage" office:value="0.0486111111111111" calcext:value-type="percentage">
            <text:p>4,86%</text:p>
          </table:table-cell>
          <table:table-cell table:formula="of:=([.G$1]-MOD([.$A19]-1;[.G$1]))/POWER([.G$1];CEILING([.$A19]/[.G$1];1))" office:value-type="percentage" office:value="0.15" calcext:value-type="percentage">
            <text:p>15,00%</text:p>
          </table:table-cell>
        </table:table-row>
        <table:table-row table:style-name="ro1">
          <table:table-cell office:value-type="float" office:value="19" calcext:value-type="float">
            <text:p>x = <text:s/>19</text:p>
          </table:table-cell>
          <table:table-cell table:formula="of:=([.B$1]-MOD([.$A20]-1;[.B$1]))/POWER([.B$1];CEILING([.$A20]/[.B$1];1))" office:value-type="percentage" office:value="0.001953125" calcext:value-type="percentage">
            <text:p>0,20%</text:p>
          </table:table-cell>
          <table:table-cell table:formula="of:=([.C$1]-MOD([.$A20]-1;[.C$1]))/POWER([.C$1];CEILING([.$A20]/[.C$1];1))" office:value-type="percentage" office:value="0.00462962962962963" calcext:value-type="percentage">
            <text:p>0,46%</text:p>
          </table:table-cell>
          <table:table-cell table:formula="of:=([.D$1]-MOD([.$A20]-1;[.D$1]))/POWER([.D$1];CEILING([.$A20]/[.D$1];1))" office:value-type="percentage" office:value="0.01171875" calcext:value-type="percentage">
            <text:p>1,17%</text:p>
          </table:table-cell>
          <table:table-cell table:formula="of:=([.E$1]-MOD([.$A20]-1;[.E$1]))/POWER([.E$1];CEILING([.$A20]/[.E$1];1))" office:value-type="percentage" office:value="0.02" calcext:value-type="percentage">
            <text:p>2,00%</text:p>
          </table:table-cell>
          <table:table-cell table:formula="of:=([.F$1]-MOD([.$A20]-1;[.F$1]))/POWER([.F$1];CEILING([.$A20]/[.F$1];1))" office:value-type="percentage" office:value="0.0416666666666667" calcext:value-type="percentage">
            <text:p>4,17%</text:p>
          </table:table-cell>
          <table:table-cell table:formula="of:=([.G$1]-MOD([.$A20]-1;[.G$1]))/POWER([.G$1];CEILING([.$A20]/[.G$1];1))" office:value-type="percentage" office:value="0.1" calcext:value-type="percentage">
            <text:p>10,00%</text:p>
          </table:table-cell>
        </table:table-row>
        <table:table-row table:style-name="ro1">
          <table:table-cell office:value-type="float" office:value="20" calcext:value-type="float">
            <text:p>x = <text:s/>20</text:p>
          </table:table-cell>
          <table:table-cell table:formula="of:=([.B$1]-MOD([.$A21]-1;[.B$1]))/POWER([.B$1];CEILING([.$A21]/[.B$1];1))" office:value-type="percentage" office:value="0.0009765625" calcext:value-type="percentage">
            <text:p>0,10%</text:p>
          </table:table-cell>
          <table:table-cell table:formula="of:=([.C$1]-MOD([.$A21]-1;[.C$1]))/POWER([.C$1];CEILING([.$A21]/[.C$1];1))" office:value-type="percentage" office:value="0.00385802469135802" calcext:value-type="percentage">
            <text:p>0,39%</text:p>
          </table:table-cell>
          <table:table-cell table:formula="of:=([.D$1]-MOD([.$A21]-1;[.D$1]))/POWER([.D$1];CEILING([.$A21]/[.D$1];1))" office:value-type="percentage" office:value="0.009765625" calcext:value-type="percentage">
            <text:p>0,98%</text:p>
          </table:table-cell>
          <table:table-cell table:formula="of:=([.E$1]-MOD([.$A21]-1;[.E$1]))/POWER([.E$1];CEILING([.$A21]/[.E$1];1))" office:value-type="percentage" office:value="0.01" calcext:value-type="percentage">
            <text:p>1,00%</text:p>
          </table:table-cell>
          <table:table-cell table:formula="of:=([.F$1]-MOD([.$A21]-1;[.F$1]))/POWER([.F$1];CEILING([.$A21]/[.F$1];1))" office:value-type="percentage" office:value="0.0347222222222222" calcext:value-type="percentage">
            <text:p>3,47%</text:p>
          </table:table-cell>
          <table:table-cell table:formula="of:=([.G$1]-MOD([.$A21]-1;[.G$1]))/POWER([.G$1];CEILING([.$A21]/[.G$1];1))"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21" calcext:value-type="float">
            <text:p>x = <text:s/>21</text:p>
          </table:table-cell>
          <table:table-cell table:formula="of:=([.B$1]-MOD([.$A22]-1;[.B$1]))/POWER([.B$1];CEILING([.$A22]/[.B$1];1))" office:value-type="percentage" office:value="0.0009765625" calcext:value-type="percentage">
            <text:p>0,10%</text:p>
          </table:table-cell>
          <table:table-cell table:formula="of:=([.C$1]-MOD([.$A22]-1;[.C$1]))/POWER([.C$1];CEILING([.$A22]/[.C$1];1))" office:value-type="percentage" office:value="0.00308641975308642" calcext:value-type="percentage">
            <text:p>0,31%</text:p>
          </table:table-cell>
          <table:table-cell table:formula="of:=([.D$1]-MOD([.$A22]-1;[.D$1]))/POWER([.D$1];CEILING([.$A22]/[.D$1];1))" office:value-type="percentage" office:value="0.0078125" calcext:value-type="percentage">
            <text:p>0,78%</text:p>
          </table:table-cell>
          <table:table-cell table:formula="of:=([.E$1]-MOD([.$A22]-1;[.E$1]))/POWER([.E$1];CEILING([.$A22]/[.E$1];1))" office:value-type="percentage" office:value="0.01" calcext:value-type="percentage">
            <text:p>1,00%</text:p>
          </table:table-cell>
          <table:table-cell table:formula="of:=([.F$1]-MOD([.$A22]-1;[.F$1]))/POWER([.F$1];CEILING([.$A22]/[.F$1];1))" office:value-type="percentage" office:value="0.0277777777777778" calcext:value-type="percentage">
            <text:p>2,78%</text:p>
          </table:table-cell>
          <table:table-cell table:formula="of:=([.G$1]-MOD([.$A22]-1;[.G$1]))/POWER([.G$1];CEILING([.$A22]/[.G$1];1))" office:value-type="percentage" office:value="0.05" calcext:value-type="percentage">
            <text:p>5,00%</text:p>
          </table:table-cell>
        </table:table-row>
        <table:table-row table:style-name="ro1">
          <table:table-cell office:value-type="float" office:value="22" calcext:value-type="float">
            <text:p>x = <text:s/>22</text:p>
          </table:table-cell>
          <table:table-cell table:formula="of:=([.B$1]-MOD([.$A23]-1;[.B$1]))/POWER([.B$1];CEILING([.$A23]/[.B$1];1))" office:value-type="percentage" office:value="0.000732421875" calcext:value-type="percentage">
            <text:p>0,07%</text:p>
          </table:table-cell>
          <table:table-cell table:formula="of:=([.C$1]-MOD([.$A23]-1;[.C$1]))/POWER([.C$1];CEILING([.$A23]/[.C$1];1))" office:value-type="percentage" office:value="0.00231481481481481" calcext:value-type="percentage">
            <text:p>0,23%</text:p>
          </table:table-cell>
          <table:table-cell table:formula="of:=([.D$1]-MOD([.$A23]-1;[.D$1]))/POWER([.D$1];CEILING([.$A23]/[.D$1];1))" office:value-type="percentage" office:value="0.005859375" calcext:value-type="percentage">
            <text:p>0,59%</text:p>
          </table:table-cell>
          <table:table-cell table:formula="of:=([.E$1]-MOD([.$A23]-1;[.E$1]))/POWER([.E$1];CEILING([.$A23]/[.E$1];1))" office:value-type="percentage" office:value="0.009" calcext:value-type="percentage">
            <text:p>0,90%</text:p>
          </table:table-cell>
          <table:table-cell table:formula="of:=([.F$1]-MOD([.$A23]-1;[.F$1]))/POWER([.F$1];CEILING([.$A23]/[.F$1];1))" office:value-type="percentage" office:value="0.0208333333333333" calcext:value-type="percentage">
            <text:p>2,08%</text:p>
          </table:table-cell>
          <table:table-cell table:formula="of:=([.G$1]-MOD([.$A23]-1;[.G$1]))/POWER([.G$1];CEILING([.$A23]/[.G$1];1))" office:value-type="percentage" office:value="0.0475" calcext:value-type="percentage">
            <text:p>4,75%</text:p>
          </table:table-cell>
        </table:table-row>
        <table:table-row table:style-name="ro1">
          <table:table-cell office:value-type="float" office:value="23" calcext:value-type="float">
            <text:p>x = <text:s/>23</text:p>
          </table:table-cell>
          <table:table-cell table:formula="of:=([.B$1]-MOD([.$A24]-1;[.B$1]))/POWER([.B$1];CEILING([.$A24]/[.B$1];1))" office:value-type="percentage" office:value="0.00048828125" calcext:value-type="percentage">
            <text:p>0,05%</text:p>
          </table:table-cell>
          <table:table-cell table:formula="of:=([.C$1]-MOD([.$A24]-1;[.C$1]))/POWER([.C$1];CEILING([.$A24]/[.C$1];1))" office:value-type="percentage" office:value="0.00154320987654321" calcext:value-type="percentage">
            <text:p>0,15%</text:p>
          </table:table-cell>
          <table:table-cell table:formula="of:=([.D$1]-MOD([.$A24]-1;[.D$1]))/POWER([.D$1];CEILING([.$A24]/[.D$1];1))" office:value-type="percentage" office:value="0.00390625" calcext:value-type="percentage">
            <text:p>0,39%</text:p>
          </table:table-cell>
          <table:table-cell table:formula="of:=([.E$1]-MOD([.$A24]-1;[.E$1]))/POWER([.E$1];CEILING([.$A24]/[.E$1];1))" office:value-type="percentage" office:value="0.008" calcext:value-type="percentage">
            <text:p>0,80%</text:p>
          </table:table-cell>
          <table:table-cell table:formula="of:=([.F$1]-MOD([.$A24]-1;[.F$1]))/POWER([.F$1];CEILING([.$A24]/[.F$1];1))" office:value-type="percentage" office:value="0.0138888888888889" calcext:value-type="percentage">
            <text:p>1,39%</text:p>
          </table:table-cell>
          <table:table-cell table:formula="of:=([.G$1]-MOD([.$A24]-1;[.G$1]))/POWER([.G$1];CEILING([.$A24]/[.G$1];1))" office:value-type="percentage" office:value="0.045" calcext:value-type="percentage">
            <text:p>4,50%</text:p>
          </table:table-cell>
        </table:table-row>
        <table:table-row table:style-name="ro1">
          <table:table-cell office:value-type="float" office:value="24" calcext:value-type="float">
            <text:p>x = <text:s/>24</text:p>
          </table:table-cell>
          <table:table-cell table:formula="of:=([.B$1]-MOD([.$A25]-1;[.B$1]))/POWER([.B$1];CEILING([.$A25]/[.B$1];1))" office:value-type="percentage" office:value="0.000244140625" calcext:value-type="percentage">
            <text:p>0,02%</text:p>
          </table:table-cell>
          <table:table-cell table:formula="of:=([.C$1]-MOD([.$A25]-1;[.C$1]))/POWER([.C$1];CEILING([.$A25]/[.C$1];1))" office:value-type="percentage" office:value="0.000771604938271605" calcext:value-type="percentage">
            <text:p>0,08%</text:p>
          </table:table-cell>
          <table:table-cell table:formula="of:=([.D$1]-MOD([.$A25]-1;[.D$1]))/POWER([.D$1];CEILING([.$A25]/[.D$1];1))" office:value-type="percentage" office:value="0.001953125" calcext:value-type="percentage">
            <text:p>0,20%</text:p>
          </table:table-cell>
          <table:table-cell table:formula="of:=([.E$1]-MOD([.$A25]-1;[.E$1]))/POWER([.E$1];CEILING([.$A25]/[.E$1];1))" office:value-type="percentage" office:value="0.007" calcext:value-type="percentage">
            <text:p>0,70%</text:p>
          </table:table-cell>
          <table:table-cell table:formula="of:=([.F$1]-MOD([.$A25]-1;[.F$1]))/POWER([.F$1];CEILING([.$A25]/[.F$1];1))" office:value-type="percentage" office:value="0.00694444444444444" calcext:value-type="percentage">
            <text:p>0,69%</text:p>
          </table:table-cell>
          <table:table-cell table:formula="of:=([.G$1]-MOD([.$A25]-1;[.G$1]))/POWER([.G$1];CEILING([.$A25]/[.G$1];1))" office:value-type="percentage" office:value="0.0425" calcext:value-type="percentage">
            <text:p>4,25%</text:p>
          </table:table-cell>
        </table:table-row>
        <table:table-row table:style-name="ro1">
          <table:table-cell office:value-type="float" office:value="25" calcext:value-type="float">
            <text:p>x = <text:s/>25</text:p>
          </table:table-cell>
          <table:table-cell table:formula="of:=([.B$1]-MOD([.$A26]-1;[.B$1]))/POWER([.B$1];CEILING([.$A26]/[.B$1];1))" office:value-type="percentage" office:value="0.000244140625" calcext:value-type="percentage">
            <text:p>0,02%</text:p>
          </table:table-cell>
          <table:table-cell table:formula="of:=([.C$1]-MOD([.$A26]-1;[.C$1]))/POWER([.C$1];CEILING([.$A26]/[.C$1];1))" office:value-type="percentage" office:value="0.000771604938271605" calcext:value-type="percentage">
            <text:p>0,08%</text:p>
          </table:table-cell>
          <table:table-cell table:formula="of:=([.D$1]-MOD([.$A26]-1;[.D$1]))/POWER([.D$1];CEILING([.$A26]/[.D$1];1))" office:value-type="percentage" office:value="0.001953125" calcext:value-type="percentage">
            <text:p>0,20%</text:p>
          </table:table-cell>
          <table:table-cell table:formula="of:=([.E$1]-MOD([.$A26]-1;[.E$1]))/POWER([.E$1];CEILING([.$A26]/[.E$1];1))" office:value-type="percentage" office:value="0.006" calcext:value-type="percentage">
            <text:p>0,60%</text:p>
          </table:table-cell>
          <table:table-cell table:formula="of:=([.F$1]-MOD([.$A26]-1;[.F$1]))/POWER([.F$1];CEILING([.$A26]/[.F$1];1))" office:value-type="percentage" office:value="0.00694444444444444" calcext:value-type="percentage">
            <text:p>0,69%</text:p>
          </table:table-cell>
          <table:table-cell table:formula="of:=([.G$1]-MOD([.$A26]-1;[.G$1]))/POWER([.G$1];CEILING([.$A26]/[.G$1];1))" office:value-type="percentage" office:value="0.04" calcext:value-type="percentage">
            <text:p>4,00%</text:p>
          </table:table-cell>
        </table:table-row>
        <table:table-row table:style-name="ro1">
          <table:table-cell office:value-type="float" office:value="26" calcext:value-type="float">
            <text:p>x = <text:s/>26</text:p>
          </table:table-cell>
          <table:table-cell table:formula="of:=([.B$1]-MOD([.$A27]-1;[.B$1]))/POWER([.B$1];CEILING([.$A27]/[.B$1];1))" office:value-type="percentage" office:value="0.00018310546875" calcext:value-type="percentage">
            <text:p>0,02%</text:p>
          </table:table-cell>
          <table:table-cell table:formula="of:=([.C$1]-MOD([.$A27]-1;[.C$1]))/POWER([.C$1];CEILING([.$A27]/[.C$1];1))" office:value-type="percentage" office:value="0.000643004115226337" calcext:value-type="percentage">
            <text:p>0,06%</text:p>
          </table:table-cell>
          <table:table-cell table:formula="of:=([.D$1]-MOD([.$A27]-1;[.D$1]))/POWER([.D$1];CEILING([.$A27]/[.D$1];1))" office:value-type="percentage" office:value="0.001708984375" calcext:value-type="percentage">
            <text:p>0,17%</text:p>
          </table:table-cell>
          <table:table-cell table:formula="of:=([.E$1]-MOD([.$A27]-1;[.E$1]))/POWER([.E$1];CEILING([.$A27]/[.E$1];1))" office:value-type="percentage" office:value="0.005" calcext:value-type="percentage">
            <text:p>0,50%</text:p>
          </table:table-cell>
          <table:table-cell table:formula="of:=([.F$1]-MOD([.$A27]-1;[.F$1]))/POWER([.F$1];CEILING([.$A27]/[.F$1];1))" office:value-type="percentage" office:value="0.00636574074074074" calcext:value-type="percentage">
            <text:p>0,64%</text:p>
          </table:table-cell>
          <table:table-cell table:formula="of:=([.G$1]-MOD([.$A27]-1;[.G$1]))/POWER([.G$1];CEILING([.$A27]/[.G$1];1))" office:value-type="percentage" office:value="0.0375" calcext:value-type="percentage">
            <text:p>3,75%</text:p>
          </table:table-cell>
        </table:table-row>
        <table:table-row table:style-name="ro1">
          <table:table-cell office:value-type="float" office:value="27" calcext:value-type="float">
            <text:p>x = <text:s/>27</text:p>
          </table:table-cell>
          <table:table-cell table:formula="of:=([.B$1]-MOD([.$A28]-1;[.B$1]))/POWER([.B$1];CEILING([.$A28]/[.B$1];1))" office:value-type="percentage" office:value="0.0001220703125" calcext:value-type="percentage">
            <text:p>0,01%</text:p>
          </table:table-cell>
          <table:table-cell table:formula="of:=([.C$1]-MOD([.$A28]-1;[.C$1]))/POWER([.C$1];CEILING([.$A28]/[.C$1];1))" office:value-type="percentage" office:value="0.00051440329218107" calcext:value-type="percentage">
            <text:p>0,05%</text:p>
          </table:table-cell>
          <table:table-cell table:formula="of:=([.D$1]-MOD([.$A28]-1;[.D$1]))/POWER([.D$1];CEILING([.$A28]/[.D$1];1))" office:value-type="percentage" office:value="0.00146484375" calcext:value-type="percentage">
            <text:p>0,15%</text:p>
          </table:table-cell>
          <table:table-cell table:formula="of:=([.E$1]-MOD([.$A28]-1;[.E$1]))/POWER([.E$1];CEILING([.$A28]/[.E$1];1))" office:value-type="percentage" office:value="0.004" calcext:value-type="percentage">
            <text:p>0,40%</text:p>
          </table:table-cell>
          <table:table-cell table:formula="of:=([.F$1]-MOD([.$A28]-1;[.F$1]))/POWER([.F$1];CEILING([.$A28]/[.F$1];1))" office:value-type="percentage" office:value="0.00578703703703704" calcext:value-type="percentage">
            <text:p>0,58%</text:p>
          </table:table-cell>
          <table:table-cell table:formula="of:=([.G$1]-MOD([.$A28]-1;[.G$1]))/POWER([.G$1];CEILING([.$A28]/[.G$1];1))" office:value-type="percentage" office:value="0.035" calcext:value-type="percentage">
            <text:p>3,50%</text:p>
          </table:table-cell>
        </table:table-row>
        <table:table-row table:style-name="ro1">
          <table:table-cell office:value-type="float" office:value="28" calcext:value-type="float">
            <text:p>x = <text:s/>28</text:p>
          </table:table-cell>
          <table:table-cell table:formula="of:=([.B$1]-MOD([.$A29]-1;[.B$1]))/POWER([.B$1];CEILING([.$A29]/[.B$1];1))" office:value-type="percentage" office:value="0.00006103515625" calcext:value-type="percentage">
            <text:p>0,01%</text:p>
          </table:table-cell>
          <table:table-cell table:formula="of:=([.C$1]-MOD([.$A29]-1;[.C$1]))/POWER([.C$1];CEILING([.$A29]/[.C$1];1))" office:value-type="percentage" office:value="0.000385802469135802" calcext:value-type="percentage">
            <text:p>0,04%</text:p>
          </table:table-cell>
          <table:table-cell table:formula="of:=([.D$1]-MOD([.$A29]-1;[.D$1]))/POWER([.D$1];CEILING([.$A29]/[.D$1];1))" office:value-type="percentage" office:value="0.001220703125" calcext:value-type="percentage">
            <text:p>0,12%</text:p>
          </table:table-cell>
          <table:table-cell table:formula="of:=([.E$1]-MOD([.$A29]-1;[.E$1]))/POWER([.E$1];CEILING([.$A29]/[.E$1];1))" office:value-type="percentage" office:value="0.003" calcext:value-type="percentage">
            <text:p>0,30%</text:p>
          </table:table-cell>
          <table:table-cell table:formula="of:=([.F$1]-MOD([.$A29]-1;[.F$1]))/POWER([.F$1];CEILING([.$A29]/[.F$1];1))" office:value-type="percentage" office:value="0.00520833333333333" calcext:value-type="percentage">
            <text:p>0,52%</text:p>
          </table:table-cell>
          <table:table-cell table:formula="of:=([.G$1]-MOD([.$A29]-1;[.G$1]))/POWER([.G$1];CEILING([.$A29]/[.G$1];1))" office:value-type="percentage" office:value="0.0325" calcext:value-type="percentage">
            <text:p>3,25%</text:p>
          </table:table-cell>
        </table:table-row>
        <table:table-row table:style-name="ro1">
          <table:table-cell office:value-type="float" office:value="29" calcext:value-type="float">
            <text:p>x = <text:s/>29</text:p>
          </table:table-cell>
          <table:table-cell table:formula="of:=([.B$1]-MOD([.$A30]-1;[.B$1]))/POWER([.B$1];CEILING([.$A30]/[.B$1];1))" office:value-type="percentage" office:value="0.00006103515625" calcext:value-type="percentage">
            <text:p>0,01%</text:p>
          </table:table-cell>
          <table:table-cell table:formula="of:=([.C$1]-MOD([.$A30]-1;[.C$1]))/POWER([.C$1];CEILING([.$A30]/[.C$1];1))" office:value-type="percentage" office:value="0.000257201646090535" calcext:value-type="percentage">
            <text:p>0,03%</text:p>
          </table:table-cell>
          <table:table-cell table:formula="of:=([.D$1]-MOD([.$A30]-1;[.D$1]))/POWER([.D$1];CEILING([.$A30]/[.D$1];1))" office:value-type="percentage" office:value="0.0009765625" calcext:value-type="percentage">
            <text:p>0,10%</text:p>
          </table:table-cell>
          <table:table-cell table:formula="of:=([.E$1]-MOD([.$A30]-1;[.E$1]))/POWER([.E$1];CEILING([.$A30]/[.E$1];1))" office:value-type="percentage" office:value="0.002" calcext:value-type="percentage">
            <text:p>0,20%</text:p>
          </table:table-cell>
          <table:table-cell table:formula="of:=([.F$1]-MOD([.$A30]-1;[.F$1]))/POWER([.F$1];CEILING([.$A30]/[.F$1];1))" office:value-type="percentage" office:value="0.00462962962962963" calcext:value-type="percentage">
            <text:p>0,46%</text:p>
          </table:table-cell>
          <table:table-cell table:formula="of:=([.G$1]-MOD([.$A30]-1;[.G$1]))/POWER([.G$1];CEILING([.$A30]/[.G$1];1))" office:value-type="percentage" office:value="0.03" calcext:value-type="percentage">
            <text:p>3,00%</text:p>
          </table:table-cell>
        </table:table-row>
      </table:table>
      <table:table table:name="Zwei Würfel" table:style-name="ta1">
        <table:table-column table:style-name="co3" table:number-columns-repeated="5" table:default-cell-style-name="Default"/>
        <table:table-column table:style-name="co3" table:default-cell-style-name="ce4"/>
        <table:table-row table:style-name="ro1">
          <table:table-cell table:number-columns-repeated="5"/>
          <table:table-cell table:style-name="Default"/>
        </table:table-row>
        <table:table-row table:style-name="ro1">
          <table:table-cell/>
          <table:table-cell table:style-name="ce4"/>
          <table:table-cell/>
          <table:table-cell table:style-name="ce4" table:number-columns-repeated="2"/>
          <table:table-cell/>
        </table:table-row>
        <table:table-row table:style-name="ro1" table:number-rows-repeated="3">
          <table:table-cell/>
          <table:table-cell table:style-name="ce4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number-columns-repeated="5"/>
          <table:table-cell table:style-name="Default"/>
        </table:table-row>
        <table:table-row table:style-name="ro1">
          <table:table-cell/>
          <table:table-cell table:style-name="ce4"/>
          <table:table-cell/>
          <table:table-cell table:style-name="ce4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text>w</number:text>
      <number:number number:decimal-places="0" number:min-integer-digits="0"/>
    </number:number-style>
    <number:number-style style:name="N109">
      <number:text>n = w</number:text>
      <number:number number:decimal-places="0" number:min-integer-digits="0"/>
    </number:number-style>
    <number:number-style style:name="N110">
      <number:text>x =  </number:text>
      <number:number number:decimal-places="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.00.0000</text:date>, <text:time style:data-style-name="N2" text:time-value="14:45:08.668619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von Rhein</meta:initial-creator>
    <meta:creation-date>2015-05-10T09:07:33.065309186</meta:creation-date>
    <dc:date>2015-05-10T15:17:20.827245686</dc:date>
    <dc:creator>Holger von Rhein</dc:creator>
    <meta:editing-duration>PT2H37M4S</meta:editing-duration>
    <meta:editing-cycles>7</meta:editing-cycles>
    <meta:generator>LibreOffice/4.2.8.2$Linux_X86_64 LibreOffice_project/420m0$Build-2</meta:generator>
    <meta:document-statistic meta:table-count="2" meta:cell-count="2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cccccc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601cm" svg:height="13.335cm" xlink:href=".." xlink:type="simple" chart:class="chart:line" chart:style-name="ch1">
        <chart:title svg:x="8.949cm" svg:y="0.402cm" chart:style-name="ch2">
          <text:p>Mindestwurfwahrscheinlichkeiten</text:p>
        </chart:title>
        <chart:legend chart:legend-position="bottom" svg:x="5.524cm" svg:y="12.552cm" style:legend-expansion="wide" chart:style-name="ch3"/>
        <chart:plot-area chart:style-name="ch4" table:cell-range-address="'Ein Würfel'.B1:'Ein Würfel'.G30" chart:data-source-has-labels="row" svg:x="1.503cm" svg:y="1.473cm" svg:width="22.606cm" svg:height="9.832cm">
          <chartooo:coordinate-region svg:x="2.627cm" svg:y="1.672cm" svg:width="21.295cm" svg:height="8.986cm"/>
          <chart:axis chart:dimension="x" chart:name="primary-x" chart:style-name="ch5">
            <chart:title svg:x="11.651cm" svg:y="11.571cm" chart:style-name="ch6">
              <text:p>Mindestwurf (x)</text:p>
            </chart:title>
          </chart:axis>
          <chart:axis chart:dimension="y" chart:name="primary-y" chart:style-name="ch7">
            <chart:title svg:x="0.451cm" svg:y="8.312cm" chart:style-name="ch8">
              <text:p>Eintrittswahrscheinlichkeit</text:p>
            </chart:title>
            <chart:grid chart:style-name="ch9" chart:class="major"/>
          </chart:axis>
          <chart:series chart:style-name="ch10" chart:values-cell-range-address="'Ein Würfel'.B2:'Ein Würfel'.B30" chart:label-cell-address="'Ein Würfel'.B1:'Ein Würfel'.B1" chart:class="chart:line">
            <chart:data-point chart:repeated="29"/>
          </chart:series>
          <chart:series chart:style-name="ch11" chart:values-cell-range-address="'Ein Würfel'.C2:'Ein Würfel'.C30" chart:label-cell-address="'Ein Würfel'.C1:'Ein Würfel'.C1" chart:class="chart:line">
            <chart:data-point chart:repeated="29"/>
          </chart:series>
          <chart:series chart:style-name="ch12" chart:values-cell-range-address="'Ein Würfel'.D2:'Ein Würfel'.D30" chart:label-cell-address="'Ein Würfel'.D1:'Ein Würfel'.D1" chart:class="chart:line">
            <chart:data-point chart:repeated="29"/>
          </chart:series>
          <chart:series chart:style-name="ch13" chart:values-cell-range-address="'Ein Würfel'.E2:'Ein Würfel'.E30" chart:label-cell-address="'Ein Würfel'.E1:'Ein Würfel'.E1" chart:class="chart:line">
            <chart:data-point chart:repeated="29"/>
          </chart:series>
          <chart:series chart:style-name="ch14" chart:values-cell-range-address="'Ein Würfel'.F2:'Ein Würfel'.F30" chart:label-cell-address="'Ein Würfel'.F1:'Ein Würfel'.F1" chart:class="chart:line">
            <chart:data-point chart:repeated="29"/>
          </chart:series>
          <chart:series chart:style-name="ch15" chart:values-cell-range-address="'Ein Würfel'.G2:'Ein Würfel'.G30" chart:label-cell-address="'Ein Würfel'.G1:'Ein Würfel'.G1" chart:class="chart:line">
            <chart:data-point chart:repeated="2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 = w4</text:p>
                <draw:g>
                  <svg:desc>'Ein Würfel'.B1:'Ein Würfel'.B1</svg:desc>
                </draw:g>
              </table:table-cell>
              <table:table-cell office:value-type="string">
                <text:p>n = w6</text:p>
                <draw:g>
                  <svg:desc>'Ein Würfel'.C1:'Ein Würfel'.C1</svg:desc>
                </draw:g>
              </table:table-cell>
              <table:table-cell office:value-type="string">
                <text:p>n = w8</text:p>
                <draw:g>
                  <svg:desc>'Ein Würfel'.D1:'Ein Würfel'.D1</svg:desc>
                </draw:g>
              </table:table-cell>
              <table:table-cell office:value-type="string">
                <text:p>n = w10</text:p>
                <draw:g>
                  <svg:desc>'Ein Würfel'.E1:'Ein Würfel'.E1</svg:desc>
                </draw:g>
              </table:table-cell>
              <table:table-cell office:value-type="string">
                <text:p>n = w12</text:p>
                <draw:g>
                  <svg:desc>'Ein Würfel'.F1:'Ein Würfel'.F1</svg:desc>
                </draw:g>
              </table:table-cell>
              <table:table-cell office:value-type="string">
                <text:p>n = w20</text:p>
                <draw:g>
                  <svg:desc>'Ein Würfel'.G1:'Ein Würfel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in Würfel'.B2:'Ein Würfel'.B30</svg:desc>
                </draw:g>
              </table:table-cell>
              <table:table-cell office:value-type="float" office:value="1">
                <text:p>1</text:p>
                <draw:g>
                  <svg:desc>'Ein Würfel'.C2:'Ein Würfel'.C30</svg:desc>
                </draw:g>
              </table:table-cell>
              <table:table-cell office:value-type="float" office:value="1">
                <text:p>1</text:p>
                <draw:g>
                  <svg:desc>'Ein Würfel'.D2:'Ein Würfel'.D30</svg:desc>
                </draw:g>
              </table:table-cell>
              <table:table-cell office:value-type="float" office:value="1">
                <text:p>1</text:p>
                <draw:g>
                  <svg:desc>'Ein Würfel'.E2:'Ein Würfel'.E30</svg:desc>
                </draw:g>
              </table:table-cell>
              <table:table-cell office:value-type="float" office:value="1">
                <text:p>1</text:p>
                <draw:g>
                  <svg:desc>'Ein Würfel'.F2:'Ein Würfel'.F30</svg:desc>
                </draw:g>
              </table:table-cell>
              <table:table-cell office:value-type="float" office:value="1">
                <text:p>1</text:p>
                <draw:g>
                  <svg:desc>'Ein Würfel'.G2:'Ein Würfel'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75">
                <text:p>0.875</text:p>
              </table:table-cell>
              <table:table-cell office:value-type="float" office:value="0.9">
                <text:p>0.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  <table:table-cell office:value-type="float" office:value="0.7">
                <text:p>0.7</text:p>
              </table:table-cell>
              <table:table-cell office:value-type="float" office:value="0.75">
                <text:p>0.7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875">
                <text:p>0.187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5">
                <text:p>0.2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5">
                <text:p>0.0625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0.125">
                <text:p>0.125</text:p>
              </table:table-cell>
              <table:table-cell office:value-type="float" office:value="0.3">
                <text:p>0.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25">
                <text:p>0.062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25">
                <text:p>0.125</text:p>
              </table:table-cell>
              <table:table-cell office:value-type="float" office:value="0.2">
                <text:p>0.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6875">
                <text:p>0.04687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09375">
                <text:p>0.109375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25">
                <text:p>0.03125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9375">
                <text:p>0.09375</text:p>
              </table:table-cell>
              <table:table-cell office:value-type="float" office:value="0.1">
                <text:p>0.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625">
                <text:p>0.01562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78125">
                <text:p>0.078125</text:p>
              </table:table-cell>
              <table:table-cell office:value-type="float" office:value="0.09">
                <text:p>0.0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625">
                <text:p>0.01562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625">
                <text:p>0.0625</text:p>
              </table:table-cell>
              <table:table-cell office:value-type="float" office:value="0.08">
                <text:p>0.0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.0231481481481481">
                <text:p>0.0231481481481481</text:p>
              </table:table-cell>
              <table:table-cell office:value-type="float" office:value="0.046875">
                <text:p>0.046875</text:p>
              </table:table-cell>
              <table:table-cell office:value-type="float" office:value="0.07">
                <text:p>0.07</text:p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85185185185185">
                <text:p>0.0185185185185185</text:p>
              </table:table-cell>
              <table:table-cell office:value-type="float" office:value="0.03125">
                <text:p>0.03125</text:p>
              </table:table-cell>
              <table:table-cell office:value-type="float" office:value="0.06">
                <text:p>0.06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0.015625">
                <text:p>0.015625</text:p>
              </table:table-cell>
              <table:table-cell office:value-type="float" office:value="0.05">
                <text:p>0.05</text:p>
              </table:table-cell>
              <table:table-cell office:value-type="float" office:value="0.0625">
                <text:p>0.06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925925925925926">
                <text:p>0.00925925925925926</text:p>
              </table:table-cell>
              <table:table-cell office:value-type="float" office:value="0.015625">
                <text:p>0.015625</text:p>
              </table:table-cell>
              <table:table-cell office:value-type="float" office:value="0.04">
                <text:p>0.04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9296875">
                <text:p>0.0029296875</text:p>
              </table:table-cell>
              <table:table-cell office:value-type="float" office:value="0.00462962962962963">
                <text:p>0.00462962962962963</text:p>
              </table:table-cell>
              <table:table-cell office:value-type="float" office:value="0.013671875">
                <text:p>0.013671875</text:p>
              </table:table-cell>
              <table:table-cell office:value-type="float" office:value="0.03">
                <text:p>0.03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462962962962963">
                <text:p>0.00462962962962963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.02">
                <text:p>0.02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385802469135802">
                <text:p>0.00385802469135802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01">
                <text:p>0.01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308641975308642">
                <text:p>0.0030864197530864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">
                <text:p>0.0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732421875">
                <text:p>0.000732421875</text:p>
              </table:table-cell>
              <table:table-cell office:value-type="float" office:value="0.00231481481481481">
                <text:p>0.00231481481481481</text:p>
              </table:table-cell>
              <table:table-cell office:value-type="float" office:value="0.005859375">
                <text:p>0.005859375</text:p>
              </table:table-cell>
              <table:table-cell office:value-type="float" office:value="0.009">
                <text:p>0.009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0.0475">
                <text:p>0.04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0.00154320987654321">
                <text:p>0.00154320987654321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008">
                <text:p>0.008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44140625">
                <text:p>0.000244140625</text:p>
              </table:table-cell>
              <table:table-cell office:value-type="float" office:value="0.000771604938271605">
                <text:p>0.000771604938271605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7">
                <text:p>0.007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425">
                <text:p>0.04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44140625">
                <text:p>0.000244140625</text:p>
              </table:table-cell>
              <table:table-cell office:value-type="float" office:value="0.000771604938271605">
                <text:p>0.000771604938271605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006">
                <text:p>0.006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8310546875">
                <text:p>0.00018310546875</text:p>
              </table:table-cell>
              <table:table-cell office:value-type="float" office:value="0.000643004115226337">
                <text:p>0.000643004115226337</text:p>
              </table:table-cell>
              <table:table-cell office:value-type="float" office:value="0.001708984375">
                <text:p>0.001708984375</text:p>
              </table:table-cell>
              <table:table-cell office:value-type="float" office:value="0.005">
                <text:p>0.005</text:p>
              </table:table-cell>
              <table:table-cell office:value-type="float" office:value="0.00636574074074074">
                <text:p>0.00636574074074074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220703125">
                <text:p>0.0001220703125</text:p>
              </table:table-cell>
              <table:table-cell office:value-type="float" office:value="0.00051440329218107">
                <text:p>0.00051440329218107</text:p>
              </table:table-cell>
              <table:table-cell office:value-type="float" office:value="0.00146484375">
                <text:p>0.00146484375</text:p>
              </table:table-cell>
              <table:table-cell office:value-type="float" office:value="0.004">
                <text:p>0.004</text:p>
              </table:table-cell>
              <table:table-cell office:value-type="float" office:value="0.00578703703703704">
                <text:p>0.0057870370370370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6103515625">
                <text:p>0.00006103515625</text:p>
              </table:table-cell>
              <table:table-cell office:value-type="float" office:value="0.000385802469135802">
                <text:p>0.000385802469135802</text:p>
              </table:table-cell>
              <table:table-cell office:value-type="float" office:value="0.001220703125">
                <text:p>0.001220703125</text:p>
              </table:table-cell>
              <table:table-cell office:value-type="float" office:value="0.003">
                <text:p>0.003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6103515625">
                <text:p>0.00006103515625</text:p>
              </table:table-cell>
              <table:table-cell office:value-type="float" office:value="0.000257201646090535">
                <text:p>0.000257201646090535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2">
                <text:p>0.002</text:p>
              </table:table-cell>
              <table:table-cell office:value-type="float" office:value="0.00462962962962963">
                <text:p>0.00462962962962963</text:p>
              </table:table-cell>
              <table:table-cell office:value-type="float" office:value="0.03">
                <text:p>0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frac>
      <mrow>
        <mi>n</mi>
        <mo stretchy="false">−</mo>
        <mrow>
          <mo fence="true" stretchy="true">(</mo>
          <mrow>
            <mrow>
              <mrow>
                <mo fence="true" stretchy="true">(</mo>
                <mrow>
                  <mrow>
                    <mi>x</mi>
                    <mo stretchy="false">−</mo>
                    <mn>1</mn>
                  </mrow>
                </mrow>
                <mo fence="true" stretchy="true">)</mo>
              </mrow>
              <mtext>mod</mtext>
              <mi>n</mi>
            </mrow>
          </mrow>
          <mo fence="true" stretchy="true">)</mo>
        </mrow>
      </mrow>
      <msup>
        <mi>n</mi>
        <mrow>
          <mo fence="true" stretchy="true">⌊</mo>
          <mrow>
            <mfrac>
              <mi>x</mi>
              <mi>n</mi>
            </mfrac>
          </mrow>
          <mo fence="true" stretchy="true">⌋</mo>
        </mrow>
      </msup>
    </mfrac>
    <annotation encoding="StarMath 5.0">{n - left( left( x-1 right) "mod" n right)} over {n^{left lfloor {x} over {n} right rfloor}}</annotation>
  </semantics>
</math>
</file>